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2e14c" officeooo:paragraph-rsid="0002e14c"/>
    </style:style>
    <style:style style:name="P2" style:family="paragraph" style:parent-style-name="Standard" style:list-style-name="L2">
      <style:paragraph-properties fo:line-height="150%"/>
      <style:text-properties officeooo:rsid="0002e14c" officeooo:paragraph-rsid="0002e14c"/>
    </style:style>
    <style:style style:name="P3" style:family="paragraph" style:parent-style-name="Standard">
      <style:text-properties fo:font-weight="bold" officeooo:rsid="0002e14c" officeooo:paragraph-rsid="0002e14c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bold" officeooo:rsid="00039147" officeooo:paragraph-rsid="00039147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bold" officeooo:rsid="00069116" officeooo:paragraph-rsid="00069116" style:font-weight-asian="bold" style:font-weight-complex="bold"/>
    </style:style>
    <style:style style:name="P6" style:family="paragraph" style:parent-style-name="Standard" style:list-style-name="L3">
      <style:paragraph-properties fo:line-height="150%"/>
      <style:text-properties officeooo:paragraph-rsid="0002e14c"/>
    </style:style>
    <style:style style:name="P7" style:family="paragraph" style:parent-style-name="Standard" style:list-style-name="L2">
      <style:paragraph-properties fo:line-height="150%"/>
      <style:text-properties officeooo:paragraph-rsid="0002e14c"/>
    </style:style>
    <style:style style:name="P8" style:family="paragraph" style:parent-style-name="Standard" style:list-style-name="L2">
      <style:paragraph-properties fo:line-height="150%"/>
      <style:text-properties officeooo:rsid="00039147" officeooo:paragraph-rsid="00039147"/>
    </style:style>
    <style:style style:name="P9" style:family="paragraph" style:parent-style-name="Standard">
      <style:paragraph-properties fo:line-height="150%"/>
      <style:text-properties officeooo:rsid="00039147" officeooo:paragraph-rsid="00039147"/>
    </style:style>
    <style:style style:name="P10" style:family="paragraph" style:parent-style-name="Standard" style:list-style-name="L4">
      <style:paragraph-properties fo:line-height="150%"/>
      <style:text-properties fo:font-weight="normal" officeooo:rsid="00039147" officeooo:paragraph-rsid="00039147" style:font-weight-asian="normal" style:font-weight-complex="normal"/>
    </style:style>
    <style:style style:name="P11" style:family="paragraph" style:parent-style-name="Standard" style:list-style-name="L4">
      <style:paragraph-properties fo:line-height="150%"/>
      <style:text-properties fo:font-weight="normal" officeooo:rsid="000464d2" officeooo:paragraph-rsid="000464d2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officeooo:rsid="000464d2" officeooo:paragraph-rsid="000464d2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weight="normal" officeooo:rsid="00069116" officeooo:paragraph-rsid="00069116" style:font-weight-asian="normal" style:font-weight-complex="normal"/>
    </style:style>
    <style:style style:name="T1" style:family="text">
      <style:text-properties officeooo:rsid="0002e14c"/>
    </style:style>
    <style:style style:name="T2" style:family="text">
      <style:text-properties officeooo:rsid="000391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ed <text:span text:style-name="T2">Required </text:span>Requirements</text:p>
      <text:p text:style-name="P1"/>
      <text:list xml:id="list5551723500919648128" text:style-name="L3">
        <text:list-item>
          <text:p text:style-name="P6"><text:span text:style-name="T1">Client</text:span></text:p>
        </text:list-item>
      </text:list>
      <text:list xml:id="list7726578661616929972" text:style-name="L2">
        <text:list-item>
          <text:list>
            <text:list-item>
              <text:p text:style-name="P2">Deposit to:</text:p>
              <text:list>
                <text:list-item>
                  <text:p text:style-name="P2">Chequing Account</text:p>
                </text:list-item>
                <text:list-item>
                  <text:p text:style-name="P2">Savings Account</text:p>
                </text:list-item>
              </text:list>
            </text:list-item>
            <text:list-item>
              <text:p text:style-name="P2">Withdraw from:</text:p>
              <text:list>
                <text:list-item>
                  <text:p text:style-name="P2">Chequing Account</text:p>
                  <text:list>
                    <text:list-item>
                      <text:p text:style-name="P2">Warns user of $2.00 fee if withdraw causes balance goes below $1000.00</text:p>
                    </text:list-item>
                    <text:list-item>
                      <text:p text:style-name="P2">Warns if withdraw causes balance to go below $0.00</text:p>
                    </text:list-item>
                  </text:list>
                </text:list-item>
                <text:list-item>
                  <text:p text:style-name="P2">Savings Account</text:p>
                  <text:list>
                    <text:list-item>
                      <text:p text:style-name="P2">Warns if withdraw causes balance to go below $0.00</text:p>
                    </text:list-item>
                  </text:list>
                </text:list-item>
              </text:list>
            </text:list-item>
            <text:list-item>
              <text:p text:style-name="P2">Transfer funds from</text:p>
              <text:list>
                <text:list-item>
                  <text:p text:style-name="P2">Chequing account to another users chequing or savings account</text:p>
                </text:list-item>
                <text:list-item>
                  <text:p text:style-name="P2">Savings account to another users chequing or savings account</text:p>
                </text:list-item>
              </text:list>
            </text:list-item>
            <text:list-item>
              <text:p text:style-name="P2">Open</text:p>
              <text:list>
                <text:list-item>
                  <text:p text:style-name="P2">Chequing account</text:p>
                </text:list-item>
                <text:list-item>
                  <text:p text:style-name="P2">Savings account</text:p>
                </text:list-item>
              </text:list>
            </text:list-item>
            <text:list-item>
              <text:p text:style-name="P2">Close</text:p>
              <text:list>
                <text:list-item>
                  <text:p text:style-name="P2">Chequing account</text:p>
                </text:list-item>
                <text:list-item>
                  <text:p text:style-name="P2">Savings account</text:p>
                </text:list-item>
              </text:list>
            </text:list-item>
          </text:list>
        </text:list-item>
        <text:list-item>
          <text:p text:style-name="P2">Manager</text:p>
          <text:list>
            <text:list-item>
              <text:p text:style-name="P7"><text:span text:style-name="T1">Display </text:span></text:p>
              <text:list>
                <text:list-item>
                  <text:p text:style-name="P2">Chequing account details</text:p>
                </text:list-item>
                <text:list-item>
                  <text:p text:style-name="P2">Savings account details</text:p>
                </text:list-item>
              </text:list>
            </text:list-item>
          </text:list>
        </text:list-item>
        <text:list-item>
          <text:p text:style-name="P8">Maintenance </text:p>
          <text:list>
            <text:list-item>
              <text:p text:style-name="P8">Turn on logging</text:p>
            </text:list-item>
            <text:list-item>
              <text:p text:style-name="P8">Turn off logging</text:p>
            </text:list-item>
          </text:list>
        </text:list-item>
      </text:list>
      <text:p text:style-name="P9"/>
      <text:p text:style-name="P4">Implemented Extra Requirements</text:p>
      <text:list xml:id="list8239575030548406262" text:style-name="L4">
        <text:list-item>
          <text:p text:style-name="P10">Persistence</text:p>
          <text:list>
            <text:list-item>
              <text:p text:style-name="P11">Client, Manager, Maintenance information stored in database for persistence</text:p>
            </text:list-item>
          </text:list>
        </text:list-item>
      </text:list>
      <text:p text:style-name="P12"/>
      <text:p text:style-name="P12"/>
      <text:p text:style-name="P12"/>
      <text:p text:style-name="P12"><text:soft-page-break/></text:p>
      <text:p text:style-name="P5">Five Scenerios</text:p>
      <text:p text:style-name="P13">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</meta:initial-creator>
    <meta:creation-date>2014-09-19T19:27:47.440719898</meta:creation-date>
    <dc:date>2014-09-19T19:46:30.898740868</dc:date>
    <dc:creator>patrick </dc:creator>
    <meta:editing-duration>PT4M21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2" meta:paragraph-count="32" meta:word-count="136" meta:character-count="884" meta:non-whitespace-character-count="806"/>
  </office:meta>
</office:document-meta>
</file>